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B500000071E6EED1334C9AACBE.png" manifest:media-type="image/png"/>
  <manifest:file-entry manifest:full-path="Pictures/20000953000012C100000BB9332D513D6AB524CD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8cm" svg:height="3cm" svg:x="8.093cm" svg:y="13.178cm">
          <draw:image xlink:href="Pictures/20000953000012C100000BB9332D513D6AB524CD.svm" xlink:type="simple" xlink:show="embed" xlink:actuate="onLoad">
            <text:p/>
          </draw:image>
          <draw:image xlink:href="Pictures/10000200000000B500000071E6EED1334C9AACB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03T11:00:31.970320565</meta:creation-date>
    <dc:date>2022-05-03T12:12:59.396308612</dc:date>
    <meta:editing-duration>PT1H12M27S</meta:editing-duration>
    <meta:editing-cycles>1</meta:editing-cycles>
    <meta:document-statistic meta:object-count="1"/>
    <meta:generator>LibreOffice/6.0.7.3$Linux_X86_64 LibreOffice_project/00m0$Build-3</meta:generator>
  </office:meta>
</office:document-meta>
</file>